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lia" svg:font-family="Cambl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marker-start="Arrowheads_20_6" draw:fill-color="#b4c7dc" draw:opacity="100%" draw:textarea-horizontal-align="justify" draw:textarea-vertical-align="middle" draw:auto-grow-height="false" fo:min-height="1.655cm" fo:min-width="1.405cm"/>
    </style:style>
    <style:style style:name="gr2" style:family="graphic" style:parent-style-name="standard">
      <style:graphic-properties svg:stroke-color="#000000" draw:marker-start="Arrowheads_20_6" draw:marker-start-width="0.3cm" draw:marker-end="Arrowheads_20_6" draw:marker-end-width="0.3cm" draw:textarea-vertical-align="middle"/>
    </style:style>
    <style:style style:name="gr3" style:family="graphic" style:parent-style-name="objectwithoutfill">
      <style:graphic-properties svg:stroke-width="0cm" svg:stroke-color="#000000" draw:marker-end="" draw:marker-end-width="0.3cm" svg:stroke-opacity="100%" draw:fill="none" draw:textarea-vertical-align="middle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svg:stroke-color="#b47804" draw:fill-color="#fff5ce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6" style:family="graphic" style:parent-style-name="standard">
      <style:graphic-properties svg:stroke-color="#b47804" draw:fill-color="#fff5ce" draw:opacity="100%" draw:textarea-horizontal-align="justify" draw:textarea-vertical-align="middle" draw:auto-grow-height="false" fo:min-height="1.655cm" fo:min-width="1.405cm"/>
    </style:style>
    <style:style style:name="gr7" style:family="graphic" style:parent-style-name="standard" style:list-style-name="L1">
      <style:graphic-properties svg:stroke-color="#b47804" draw:fill-color="#fff5ce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8" style:family="graphic" style:parent-style-name="standard" style:list-style-name="L1">
      <style:graphic-properties svg:stroke-color="#b47804" draw:fill-color="#fff5ce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9" style:family="graphic" style:parent-style-name="standard" style:list-style-name="L1">
      <style:graphic-properties svg:stroke-color="#b47804" draw:fill-color="#fff5ce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10" style:family="graphic" style:parent-style-name="standard" style:list-style-name="L1">
      <style:graphic-properties draw:fill-color="#b4c7dc" draw:textarea-horizontal-align="justify" draw:textarea-vertical-align="middle" draw:auto-grow-height="false" fo:min-height="0.648cm" fo:min-width="0.398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.021cm" fo:min-width="0.77cm"/>
      <style:paragraph-properties style:writing-mode="lr-tb"/>
    </style:style>
    <style:style style:name="gr12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1.562cm" fo:min-width="1.132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562cm" fo:min-width="1.133cm"/>
    </style:style>
    <style:style style:name="gr15" style:family="graphic" style:parent-style-name="objectwithoutfill">
      <style:graphic-properties svg:stroke-width="0cm" svg:stroke-color="#000000" draw:marker-end="Arrowheads_20_3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Long_20_Dot" svg:stroke-width="0cm" svg:stroke-color="#000000" draw:marker-end="Arrowheads_20_3" draw:marker-end-width="0.3cm" draw:stroke-linejoin="round" svg:stroke-linecap="butt" draw:fill="none" draw:textarea-vertical-align="middle"/>
    </style:style>
    <style:style style:name="gr17" style:family="graphic" style:parent-style-name="objectwithoutfill">
      <style:graphic-properties draw:fill="solid" draw:fill-color="#b4c7dc" draw:textarea-vertical-align="middle"/>
    </style:style>
    <style:style style:name="gr18" style:family="graphic" style:parent-style-name="standard">
      <style:graphic-properties draw:stroke="solid" svg:stroke-color="#3465a4" draw:marker-start="Arrowheads_20_6" draw:fill-color="#b4c7dc" draw:opacity="100%" draw:textarea-horizontal-align="justify" draw:textarea-vertical-align="middle" draw:auto-grow-height="false" fo:min-height="1.655cm" fo:min-width="1.405cm"/>
    </style:style>
    <style:style style:name="gr19" style:family="graphic" style:parent-style-name="standard">
      <style:graphic-properties draw:stroke="solid" svg:stroke-color="#000000" draw:marker-start="" draw:marker-start-width="0.3cm" draw:marker-end="" draw:marker-end-width="0.3cm" draw:textarea-vertical-align="middle"/>
    </style:style>
    <style:style style:name="gr20" style:family="graphic" style:parent-style-name="standard">
      <style:graphic-properties draw:stroke="solid" svg:stroke-color="#000000" draw:marker-start="" draw:marker-start-width="0.3cm" draw:marker-end="Arrowheads_20_6" draw:marker-end-width="0.3cm" draw:textarea-vertical-align="middle"/>
    </style:style>
    <style:style style:name="gr21" style:family="graphic" style:parent-style-name="standard">
      <style:graphic-properties draw:stroke="none" svg:stroke-color="#b47804" draw:fill="none" draw:fill-color="#fff5ce" draw:opacity="100%" draw:textarea-horizontal-align="justify" draw:textarea-vertical-align="middle" draw:auto-grow-height="false" fo:min-height="1.655cm" fo:min-width="2.04cm"/>
      <style:paragraph-properties style:writing-mode="lr-tb"/>
    </style:style>
    <style:style style:name="gr22" style:family="graphic" style:parent-style-name="standard">
      <style:graphic-properties draw:stroke="none" svg:stroke-color="#b47804" draw:fill="none" draw:fill-color="#fff5ce" draw:opacity="100%" draw:textarea-horizontal-align="justify" draw:textarea-vertical-align="middle" draw:auto-grow-height="false" fo:min-height="1.655cm" fo:min-width="2.675cm"/>
      <style:paragraph-properties style:writing-mode="lr-tb"/>
    </style:style>
    <style:style style:name="gr23" style:family="graphic" style:parent-style-name="standard" style:list-style-name="L1">
      <style:graphic-properties draw:fill-color="#b4c7dc" draw:textarea-horizontal-align="justify" draw:textarea-vertical-align="middle" draw:auto-grow-height="false" fo:min-height="0.648cm" fo:min-width="0.398cm"/>
      <style:paragraph-properties style:writing-mode="lr-tb"/>
    </style:style>
    <style:style style:name="gr24" style:family="graphic" style:parent-style-name="standard" style:list-style-name="L1">
      <style:graphic-properties draw:fill-color="#b4c7dc" draw:textarea-horizontal-align="justify" draw:textarea-vertical-align="middle" draw:auto-grow-height="false" fo:min-height="0.648cm" fo:min-width="0.398cm"/>
      <style:paragraph-properties style:writing-mode="lr-tb"/>
    </style:style>
    <style:style style:name="gr25" style:family="graphic" style:parent-style-name="standard" style:list-style-name="L1">
      <style:graphic-properties draw:fill-color="#b4c7dc" draw:textarea-horizontal-align="justify" draw:textarea-vertical-align="middle" draw:auto-grow-height="false" fo:min-height="0.648cm" fo:min-width="0.398cm"/>
      <style:paragraph-properties style:writing-mode="lr-tb"/>
    </style:style>
    <style:style style:name="gr26" style:family="graphic" style:parent-style-name="standard">
      <style:graphic-properties draw:stroke="none" svg:stroke-color="#b47804" draw:fill="none" draw:fill-color="#fff5ce" draw:opacity="100%" draw:textarea-horizontal-align="justify" draw:textarea-vertical-align="middle" draw:auto-grow-height="false" fo:min-height="1.655cm" fo:min-width="2.357cm"/>
      <style:paragraph-properties style:writing-mode="lr-tb"/>
    </style:style>
    <style:style style:name="gr27" style:family="graphic" style:parent-style-name="standard">
      <style:graphic-properties draw:stroke="none" svg:stroke-color="#b47804" draw:fill="none" draw:fill-color="#fff5ce" draw:opacity="100%" draw:textarea-horizontal-align="justify" draw:textarea-vertical-align="middle" draw:auto-grow-height="false" fo:min-height="1.655cm" fo:min-width="1.087cm"/>
      <style:paragraph-properties style:writing-mode="lr-tb"/>
    </style:style>
    <style:style style:name="P1" style:family="paragraph">
      <loext:graphic-properties draw:fill-color="#b4c7dc" draw:opacity="100%"/>
      <style:paragraph-properties fo:text-align="center"/>
      <style:text-properties style:font-name="Camblia"/>
    </style:style>
    <style:style style:name="P2" style:family="paragraph">
      <style:paragraph-properties fo:text-align="center"/>
      <style:text-properties style:font-name="Camblia"/>
    </style:style>
    <style:style style:name="P3" style:family="paragraph">
      <loext:graphic-properties draw:fill="none"/>
      <style:paragraph-properties fo:text-align="center"/>
      <style:text-properties style:font-name="Camblia"/>
    </style:style>
    <style:style style:name="P4" style:family="paragraph">
      <loext:graphic-properties draw:fill-color="#fff5ce" draw:opacity="100%"/>
      <style:paragraph-properties fo:text-align="center"/>
      <style:text-properties style:font-name="Camblia" fo:font-size="26pt" style:font-size-asian="26pt" style:font-size-complex="26pt"/>
    </style:style>
    <style:style style:name="P5" style:family="paragraph">
      <loext:graphic-properties draw:fill-color="#fff5ce" draw:opacity="100%"/>
      <style:paragraph-properties fo:text-align="center"/>
      <style:text-properties style:font-name="Camblia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Camblia"/>
    </style:style>
    <style:style style:name="P7" style:family="paragraph">
      <loext:graphic-properties draw:fill-color="#fff5ce" draw:opacity="100%"/>
      <style:paragraph-properties fo:margin-left="0cm" fo:margin-right="0cm" fo:margin-top="0cm" fo:margin-bottom="0cm" fo:line-height="100%" fo:text-align="center" fo:text-indent="0cm"/>
      <style:text-properties style:font-name="Camblia"/>
    </style:style>
    <style:style style:name="P8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mblia" fo:font-size="18pt" fo:letter-spacing="-0.06cm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 style:writing-mode="lr-tb"/>
      <style:text-properties style:font-name="Camblia"/>
    </style:style>
    <style:style style:name="P10" style:family="paragraph">
      <loext:graphic-properties draw:fill="none"/>
      <style:paragraph-properties fo:text-align="center" style:writing-mode="lr-tb"/>
      <style:text-properties style:font-name="Camblia"/>
    </style:style>
    <style:style style:name="P11" style:family="paragraph">
      <loext:graphic-properties draw:fill-color="#b4c7dc"/>
      <style:paragraph-properties fo:text-align="center"/>
      <style:text-properties style:font-name="Camblia"/>
    </style:style>
    <style:style style:name="P12" style:family="paragraph">
      <loext:graphic-properties draw:fill="solid" draw:fill-color="#b4c7dc"/>
      <style:paragraph-properties fo:text-align="center"/>
      <style:text-properties style:font-name="Camblia"/>
    </style:style>
    <style:style style:name="P13" style:family="paragraph">
      <loext:graphic-properties draw:fill="none" draw:fill-color="#fff5ce" draw:opacity="100%"/>
      <style:paragraph-properties fo:text-align="center"/>
      <style:text-properties style:font-name="Camblia"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-8% 58%"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0% 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05cm" svg:height="1.905cm" svg:x="5.762cm" svg:y="5.12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715cm" svg:y1="6.715cm" svg:x2="6.715cm" svg:y2="5.445cm">
            <text:p/>
          </draw:line>
        </draw:g>
        <draw:line draw:style-name="gr3" draw:text-style-name="P3" draw:layer="layout" svg:x1="6.715cm" svg:y1="2.905cm" svg:x2="6.715cm" svg:y2="9.255cm">
          <text:p/>
        </draw:line>
        <draw:line draw:style-name="gr4" draw:text-style-name="P3" draw:layer="layout" svg:x1="4.81cm" svg:y1="2.905cm" svg:x2="10.842cm" svg:y2="2.905cm">
          <text:p/>
        </draw:line>
        <draw:custom-shape draw:style-name="gr5" draw:text-style-name="P4" draw:layer="layout" svg:width="1.905cm" svg:height="1.905cm" svg:x="10.842cm" svg:y="8.302cm">
          <text:p text:style-name="P2"><text:span text:style-name="T1">S</text:span><text:span text:style-name="T2">0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905cm" svg:height="1.905cm" svg:x="10.842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12.747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14.652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16.557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18.462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20.367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22.272cm" svg:y="1.952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6.715cm" svg:y1="9.255cm" svg:x2="8.62cm" svg:y2="9.255cm">
          <text:p/>
        </draw:line>
        <draw:custom-shape draw:style-name="gr7" draw:text-style-name="P7" draw:layer="layout" svg:width="1.905cm" svg:height="1.905cm" svg:x="14.652cm" svg:y="8.302cm">
          <text:p text:style-name="P6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905cm" svg:height="1.905cm" svg:x="19.732cm" svg:y="8.302cm">
          <text:p text:style-name="P6"><text:span text:style-name="T1">S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05cm" svg:height="1.905cm" svg:x="24.812cm" svg:y="8.302cm">
          <text:p text:style-name="P6"><text:span text:style-name="T1">S</text:span><text:span text:style-name="T2">3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10" draw:text-style-name="P8" draw:layer="layout" svg:width="1.27cm" svg:height="1.27cm" svg:x="8.62cm" svg:y="8.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0" draw:layer="layout" svg:width="1.27cm" svg:height="1.271cm" svg:x="8.544cm" svg:y="8.619cm">
              <text:p text:style-name="P9"><text:span text:style-name="T3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4" draw:text-style-name="P3" draw:layer="layout" svg:x1="9.89cm" svg:y1="9.255cm" svg:x2="10.842cm" svg:y2="9.255cm">
          <text:p/>
        </draw:line>
        <draw:line draw:style-name="gr4" draw:text-style-name="P3" draw:layer="layout" svg:x1="12.747cm" svg:y1="9.255cm" svg:x2="14.652cm" svg:y2="9.255cm">
          <text:p/>
        </draw:line>
        <draw:line draw:style-name="gr4" draw:text-style-name="P3" draw:layer="layout" svg:x1="16.558cm" svg:y1="9.255cm" svg:x2="17.51cm" svg:y2="9.255cm">
          <text:p/>
        </draw:line>
        <draw:line draw:style-name="gr4" draw:text-style-name="P3" draw:layer="layout" svg:x1="18.78cm" svg:y1="9.255cm" svg:x2="19.732cm" svg:y2="9.255cm">
          <text:p/>
        </draw:line>
        <draw:line draw:style-name="gr4" draw:text-style-name="P3" draw:layer="layout" svg:x1="21.637cm" svg:y1="9.255cm" svg:x2="22.589cm" svg:y2="9.255cm">
          <text:p/>
        </draw:line>
        <draw:line draw:style-name="gr4" draw:text-style-name="P3" draw:layer="layout" svg:x1="23.86cm" svg:y1="9.255cm" svg:x2="24.812cm" svg:y2="9.255cm">
          <text:p/>
        </draw:line>
        <draw:line draw:style-name="gr12" draw:text-style-name="P3" draw:layer="layout" svg:x1="26.718cm" svg:y1="9.255cm" svg:x2="27.67cm" svg:y2="9.255cm">
          <text:p/>
        </draw:line>
        <draw:line draw:style-name="gr12" draw:text-style-name="P3" draw:layer="layout" svg:x1="27.67cm" svg:y1="6.08cm" svg:x2="27.67cm" svg:y2="9.255cm">
          <text:p/>
        </draw:line>
        <draw:line draw:style-name="gr12" draw:text-style-name="P3" draw:layer="layout" svg:x1="27.67cm" svg:y1="6.081cm" svg:x2="9.255cm" svg:y2="6.08cm">
          <text:p/>
        </draw:line>
        <draw:line draw:style-name="gr4" draw:text-style-name="P3" draw:layer="layout" svg:x1="23.225cm" svg:y1="6.08cm" svg:x2="23.225cm" svg:y2="8.62cm">
          <text:p/>
        </draw:line>
        <draw:line draw:style-name="gr4" draw:text-style-name="P3" draw:layer="layout" svg:x1="18.145cm" svg:y1="6.08cm" svg:x2="18.145cm" svg:y2="8.62cm">
          <text:p/>
        </draw:line>
        <draw:line draw:style-name="gr4" draw:text-style-name="P3" draw:layer="layout" svg:x1="9.255cm" svg:y1="6.08cm" svg:x2="9.255cm" svg:y2="8.62cm">
          <text:p/>
        </draw:line>
        <draw:line draw:style-name="gr4" draw:text-style-name="P3" draw:layer="layout" svg:x1="24.178cm" svg:y1="2.905cm" svg:x2="28.94cm" svg:y2="2.905cm">
          <text:p/>
        </draw:line>
        <draw:custom-shape draw:style-name="gr13" draw:text-style-name="P11" draw:layer="layout" svg:width="1.905cm" svg:height="2.54cm" draw:transform="rotate (-1.5707963267949) translate (16.557cm 13.7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11" draw:layer="layout" svg:width="1.906cm" svg:height="2.54cm" draw:transform="rotate (-1.5707963267949) translate (21.002cm 13.69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2" draw:text-style-name="P3" draw:layer="layout" svg:x1="27.67cm" svg:y1="6.081cm" svg:x2="27.67cm" svg:y2="13.065cm">
          <text:p/>
        </draw:line>
        <draw:line draw:style-name="gr12" draw:text-style-name="P3" draw:layer="layout" svg:x1="16.24cm" svg:y1="13.064cm" svg:x2="27.67cm" svg:y2="13.065cm">
          <text:p/>
        </draw:line>
        <draw:line draw:style-name="gr12" draw:text-style-name="P3" draw:layer="layout" svg:x1="16.24cm" svg:y1="13.065cm" svg:x2="16.24cm" svg:y2="13.699cm">
          <text:p/>
        </draw:line>
        <draw:line draw:style-name="gr12" draw:text-style-name="P3" draw:layer="layout" svg:x1="20.685cm" svg:y1="13.065cm" svg:x2="20.685cm" svg:y2="13.699cm">
          <text:p/>
        </draw:line>
        <draw:line draw:style-name="gr12" draw:text-style-name="P3" draw:layer="layout" svg:x1="21.955cm" svg:y1="9.256cm" svg:x2="21.955cm" svg:y2="12.747cm">
          <text:p/>
        </draw:line>
        <draw:line draw:style-name="gr12" draw:text-style-name="P3" draw:layer="layout" svg:x1="15.605cm" svg:y1="12.747cm" svg:x2="21.955cm" svg:y2="12.748cm">
          <text:p/>
        </draw:line>
        <draw:line draw:style-name="gr15" draw:text-style-name="P3" draw:layer="layout" svg:x1="20.05cm" svg:y1="12.747cm" svg:x2="20.05cm" svg:y2="13.699cm">
          <text:p/>
        </draw:line>
        <draw:line draw:style-name="gr12" draw:text-style-name="P3" draw:layer="layout" svg:x1="15.605cm" svg:y1="12.748cm" svg:x2="15.605cm" svg:y2="13.7cm">
          <text:p/>
        </draw:line>
        <draw:line draw:style-name="gr12" draw:text-style-name="P3" draw:layer="layout" svg:x1="16.875cm" svg:y1="9.256cm" svg:x2="16.875cm" svg:y2="12.43cm">
          <text:p/>
        </draw:line>
        <draw:line draw:style-name="gr12" draw:text-style-name="P3" draw:layer="layout" svg:x1="14.97cm" svg:y1="12.43cm" svg:x2="19.415cm" svg:y2="12.43cm">
          <text:p/>
        </draw:line>
        <draw:line draw:style-name="gr16" draw:text-style-name="P3" draw:layer="layout" svg:x1="19.415cm" svg:y1="12.431cm" svg:x2="19.415cm" svg:y2="13.7cm">
          <text:p/>
        </draw:line>
        <draw:line draw:style-name="gr12" draw:text-style-name="P3" draw:layer="layout" svg:x1="14.97cm" svg:y1="12.43cm" svg:x2="14.97cm" svg:y2="13.699cm">
          <text:p/>
        </draw:line>
        <draw:line draw:style-name="gr12" draw:text-style-name="P3" draw:layer="layout" svg:x1="13.7cm" svg:y1="9.255cm" svg:x2="13.7cm" svg:y2="12.112cm">
          <text:p/>
        </draw:line>
        <draw:line draw:style-name="gr12" draw:text-style-name="P3" draw:layer="layout" svg:x1="18.78cm" svg:y1="12.112cm" svg:x2="13.7cm" svg:y2="12.113cm">
          <text:p/>
        </draw:line>
        <draw:line draw:style-name="gr12" draw:text-style-name="P3" draw:layer="layout" svg:x1="18.78cm" svg:y1="12.113cm" svg:x2="18.78cm" svg:y2="13.699cm">
          <text:p/>
        </draw:line>
        <draw:line draw:style-name="gr15" draw:text-style-name="P3" draw:layer="layout" svg:x1="14.335cm" svg:y1="12.114cm" svg:x2="14.335cm" svg:y2="13.7cm">
          <text:p/>
        </draw:line>
        <draw:line draw:style-name="gr12" draw:text-style-name="P3" draw:layer="layout" svg:x1="15.287cm" svg:y1="15.605cm" svg:x2="15.287cm" svg:y2="16.557cm">
          <text:p/>
        </draw:line>
        <draw:line draw:style-name="gr12" draw:text-style-name="P3" draw:layer="layout" svg:x1="16.875cm" svg:y1="16.557cm" svg:x2="15.287cm" svg:y2="16.557cm">
          <text:p/>
        </draw:line>
        <draw:line draw:style-name="gr12" draw:text-style-name="P3" draw:layer="layout" svg:x1="16.875cm" svg:y1="16.557cm" svg:x2="16.875cm" svg:y2="17.827cm">
          <text:p/>
        </draw:line>
        <draw:line draw:style-name="gr12" draw:text-style-name="P3" draw:layer="layout" svg:x1="19.732cm" svg:y1="16.557cm" svg:x2="18.144cm" svg:y2="16.557cm">
          <text:p/>
        </draw:line>
        <draw:line draw:style-name="gr12" draw:text-style-name="P3" draw:layer="layout" svg:x1="19.732cm" svg:y1="16.557cm" svg:x2="19.732cm" svg:y2="15.605cm">
          <text:p/>
        </draw:line>
        <draw:line draw:style-name="gr12" draw:text-style-name="P3" draw:layer="layout" svg:x1="18.145cm" svg:y1="17.827cm" svg:x2="18.144cm" svg:y2="16.557cm">
          <text:p/>
        </draw:line>
        <draw:path draw:style-name="gr17" draw:text-style-name="P12" draw:layer="layout" svg:width="2.947cm" svg:height="2.875cm" draw:transform="skewX (-0.22148228207808) rotate (-0.896052037973889) translate (17.5097727931824cm 15.6042268844639cm)" svg:viewBox="0 0 2948 2876" svg:d="M0 1983c2033 0 2033-1983 2033-1983l509 496c0 0 406 397 406 793 0 397-305 1289-305 1289 0 0-915 298-1322 298-406 0-813-397-813-397z">
          <text:p/>
        </draw:path>
        <draw:g>
          <draw:g>
            <draw:custom-shape draw:style-name="gr18" draw:text-style-name="P1" draw:layer="layout" svg:width="1.905cm" svg:height="1.905cm" svg:x="16.557cm" svg:y="21.002cm">
              <text:p/>
              <draw:enhanced-geometry svg:viewBox="0 0 21600 21600" draw:type="rectangle" draw:enhanced-path="M 0 0 L 21600 0 21600 21600 0 21600 0 0 Z N"/>
            </draw:custom-shape>
            <draw:line draw:style-name="gr19" draw:text-style-name="P2" draw:layer="layout" svg:x1="18.145cm" svg:y1="22.26cm" svg:x2="17.51cm" svg:y2="21.447cm">
              <text:p/>
            </draw:line>
          </draw:g>
          <draw:line draw:style-name="gr20" draw:text-style-name="P2" draw:layer="layout" svg:x1="17.51cm" svg:y1="19.732cm" svg:x2="17.51cm" svg:y2="21.637cm">
            <text:p/>
          </draw:line>
          <draw:line draw:style-name="gr20" draw:text-style-name="P2" draw:layer="layout" svg:x1="17.51cm" svg:y1="23.86cm" svg:x2="17.51cm" svg:y2="22.272cm">
            <text:p/>
          </draw:line>
        </draw:g>
        <draw:line draw:style-name="gr12" draw:text-style-name="P3" draw:layer="layout" svg:x1="9.255cm" svg:y1="23.86cm" svg:x2="29.575cm" svg:y2="23.86cm">
          <text:p/>
        </draw:line>
        <draw:line draw:style-name="gr4" draw:text-style-name="P3" draw:layer="layout" svg:x1="9.255cm" svg:y1="23.86cm" svg:x2="9.255cm" svg:y2="9.89cm">
          <text:p/>
        </draw:line>
        <draw:line draw:style-name="gr4" draw:text-style-name="P3" draw:layer="layout" svg:x1="29.575cm" svg:y1="23.86cm" svg:x2="29.575cm" svg:y2="3.54cm">
          <text:p/>
        </draw:line>
        <draw:line draw:style-name="gr4" draw:text-style-name="P3" draw:layer="layout" svg:x1="30.21cm" svg:y1="2.905cm" svg:x2="32.75cm" svg:y2="2.905cm">
          <text:p/>
        </draw:line>
        <draw:custom-shape draw:style-name="gr21" draw:text-style-name="P13" draw:layer="layout" svg:width="2.54cm" svg:height="1.905cm" svg:x="2.27cm" svg:y="1.952cm">
          <text:p text:style-name="P2"><text:span text:style-name="T4">r</text:span><text:span text:style-name="T5">(x)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.175cm" svg:height="1.905cm" svg:x="32.75cm" svg:y="1.952cm">
          <text:p text:style-name="P2"><text:span text:style-name="T4">r’</text:span><text:span text:style-name="T5">(x)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23" draw:text-style-name="P8" draw:layer="layout" svg:width="1.27cm" svg:height="1.27cm" svg:x="17.51cm" svg:y="8.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0" draw:layer="layout" svg:width="1.27cm" svg:height="1.271cm" svg:x="17.434cm" svg:y="8.619cm">
              <text:p text:style-name="P9"><text:span text:style-name="T3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4" draw:text-style-name="P8" draw:layer="layout" svg:width="1.27cm" svg:height="1.27cm" svg:x="22.59cm" svg:y="8.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0" draw:layer="layout" svg:width="1.27cm" svg:height="1.271cm" svg:x="22.514cm" svg:y="8.619cm">
              <text:p text:style-name="P9"><text:span text:style-name="T3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5" draw:text-style-name="P8" draw:layer="layout" svg:width="1.27cm" svg:height="1.27cm" svg:x="28.94cm" svg:y="2.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0" draw:layer="layout" svg:width="1.27cm" svg:height="1.271cm" svg:x="28.864cm" svg:y="2.269cm">
              <text:p text:style-name="P9"><text:span text:style-name="T3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6" draw:text-style-name="P13" draw:layer="layout" svg:width="2.857cm" svg:height="1.905cm" svg:x="2.905cm" svg:y="5.127cm">
          <text:p text:style-name="P2"><text:span text:style-name="T5">SW1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2.857cm" svg:height="1.905cm" svg:x="18.463cm" svg:y="21.002cm">
          <text:p text:style-name="P2"><text:span text:style-name="T5">SW2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587cm" svg:height="1.905cm" svg:x="29.575cm" svg:y="4.492cm">
          <text:p text:style-name="P2"><text:span text:style-name="T5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lia" svg:font-family="Cambl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7 20 13" svg:d="M0 20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1T11:05:03.564447477</meta:creation-date>
    <dc:date>2022-08-01T13:22:00.097020682</dc:date>
    <meta:editing-duration>PT49M21S</meta:editing-duration>
    <meta:editing-cycles>17</meta:editing-cycles>
    <meta:generator>LibreOffice/7.3.4.2$Linux_X86_64 LibreOffice_project/30$Build-2</meta:generator>
    <meta:document-statistic meta:object-count="87"/>
  </office:meta>
</office:document-meta>
</file>